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a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lara Binswan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30, 1884</text:p>
      <text:p text:style-name="P5">Month<text:tab/><text:tab/><text:tab/><text:tab/><text:tab/><text:tab/>April</text:p>
      <text:p text:style-name="P5">Year<text:tab/><text:tab/><text:tab/><text:tab/><text:tab/><text:tab/>188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Mr. Morais/</text:p>
      <text:p text:style-name="P2"><text:tab/>546 N. 5th St./</text:p>
      <text:p text:style-name="P2"><text:tab/><text:tab/>City./</text:p>
      <text:p text:style-name="P2"/>
      <text:p text:style-name="P2">[Page 1]</text:p>
      <text:p text:style-name="P3">1902 Tioga Street/</text:p>
      <text:p text:style-name="P3">April 30. 1884/</text:p>
      <text:p text:style-name="P2">Rev Mr. Morais/</text:p>
      <text:p text:style-name="P2"><text:tab/>Dear Sir,/</text:p>
      <text:p text:style-name="P2"><text:tab/><text:tab/>For the next meeting/ of the Teachers' Association, which/ will be held on Monday evening/ May 5<text:span text:style-name="T2">th</text:span><text:span text:style-name="T3">., 1884, I beg to submit for/ your consideration, the following/ questions/ Respectfully/ Clara Binswanger/ Chairman Com./ (over)/.</text:span></text:p>
      <text:p text:style-name="P2"><text:span text:style-name="T3"/></text:p>
      <text:p text:style-name="P2"><text:soft-page-break/><text:span text:style-name="T3">[Page 2]</text:span></text:p>
      <text:p text:style-name="P2"><text:span text:style-name="T3">[Hebrew, in pencil]</text:span></text:p>
      <text:p text:style-name="P2"><text:span text:style-name="T3"/></text:p>
      <text:p text:style-name="P2"><text:span text:style-name="T3">[Page 3]</text:span></text:p>
      <text:p text:style-name="P2"><text:span text:style-name="T3">1. When were Synagogues first instituted/ and what was the mode of worship?/</text:span></text:p>
      <text:p text:style-name="P2"><text:span text:style-name="T3"/></text:p>
      <text:p text:style-name="P2"><text:span text:style-name="T3">2. Why was the playing of musical/ instruments during Divine worship/ discontinued in latter years?/</text:span></text:p>
      <text:p text:style-name="P2"><text:span text:style-name="T3"/></text:p>
      <text:p text:style-name="P2"><text:span text:style-name="T3">3. Please give an explanation of the/ Sabbatical year and year of Jubilee,/ with especial reference to the subject/ of Land tenure./</text:span></text:p>
      <text:p text:style-name="P2"><text:span text:style-name="T3"/></text:p>
      <text:p text:style-name="P2"><text:span text:style-name="T3">[Hebrew, in pencil]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4:22:10.53</meta:creation-date>
    <meta:document-statistic meta:table-count="0" meta:image-count="0" meta:object-count="0" meta:page-count="3" meta:paragraph-count="77" meta:word-count="283" meta:character-count="1982"/>
    <dc:date>2012-01-25T14:27:24.89</dc:date>
    <dc:creator>Penn Libraries</dc:creator>
    <meta:editing-duration>PT00H05M14S</meta:editing-duration>
    <meta:editing-cycles>1</meta:editing-cycles>
    <meta:generator>OpenOffice.org/3.2$Win32 OpenOffice.org_project/320m12$Build-9483</meta:generator>
  </office:meta>
</office:document-meta>
</file>